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b1e7" officeooo:paragraph-rsid="001cb1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calization: </text:p>
      <text:p text:style-name="P1">The Adaptive Monte-Carlo based localization technique is used for determining the position of the robot in the map. At each iteration, as the robot moves through the environment the probable locations are re-sampled and the “particles” are generated to determine the best location in the map. </text:p>
      <text:p text:style-name="P1"/>
      <text:p text:style-name="P1">Mapping:</text:p>
      <text:p text:style-name="P1">RTAB-Map (Real-Time Appearance-Based Mapping) is a mapping technique that can be used in stereo, LIDAR or RGB-D cameras. The loop closure uses a bag-of-words approach, and when loop closure is accepted a new constraint is added to the map’s graph. This can be used on large-scale environments as the number of locations used for loop closure and graph optimization are limited.</text:p>
      <text:p text:style-name="P1"/>
      <text:p text:style-name="P1">Navigation:</text:p>
      <text:p text:style-name="P1">The ROS navigation stack creates a path for the robot based on Dijkstra’s algorithm, while using occupancy grid mapping to avoid obsta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11:51:56.916022713</meta:creation-date>
    <dc:date>2020-09-04T11:52:47.939584062</dc:date>
    <meta:editing-duration>PT52S</meta:editing-duration>
    <meta:editing-cycles>1</meta:editing-cycles>
    <meta:document-statistic meta:table-count="0" meta:image-count="0" meta:object-count="0" meta:page-count="1" meta:paragraph-count="6" meta:word-count="132" meta:character-count="842" meta:non-whitespace-character-count="714"/>
    <meta:generator>LibreOffice/5.1.6.2$Linux_X86_64 LibreOffice_project/10m0$Build-2</meta:generator>
  </office:meta>
</office:document-meta>
</file>